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7F0000005F45D3EA70E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b515" fo:font-size="28pt" fo:font-weight="normal" style:font-size-asian="18pt" style:font-size-complex="18pt"/>
    </style:style>
    <style:style style:name="T1" style:family="text">
      <style:text-properties fo:color="#ffb515" fo:font-size="32pt" fo:font-weight="normal" style:font-size-asian="32pt" style:font-size-complex="32pt"/>
    </style:style>
    <style:style style:name="T2" style:family="text">
      <style:text-properties fo:color="#ffb515" fo:font-size="28pt" fo:font-weight="normal" style:font-size-asian="18pt" style:font-size-complex="18pt"/>
    </style:style>
    <style:style style:name="T3" style:family="text">
      <style:text-properties fo:color="#ffb515" fo:font-size="20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8.726cm" svg:height="36.546cm" svg:x="-5.88cm" svg:y="-2.08cm">
          <draw:image xlink:href="Pictures/10000000000007F0000005F45D3EA70E.jpg" xlink:type="simple" xlink:show="embed" xlink:actuate="onLoad">
            <text:p/>
          </draw:image>
        </draw:frame>
        <draw:frame draw:style-name="gr2" draw:text-style-name="P3" draw:layer="layout" svg:width="26.58cm" svg:height="1.568cm" draw:transform="rotate (-1.5707963267949) translate (44.504cm 0.89cm)">
          <draw:text-box>
            <text:p text:style-name="P2"><text:span text:style-name="T1">Think Java </text:span><text:span text:style-name="T2"><text:s text:c="45"/></text:span><text:span text:style-name="T3">Allen B. Down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517cm" fo:page-height="28.575cm" style:print-orientation="landscape"/>
    </style:page-layout>
    <style:style style:name="Mdp1" style:family="drawing-page">
      <style:drawing-page-properties draw:background-size="border" draw:fill="solid" draw:fill-color="#008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02</meta:generator>
    <meta:creation-date>2007-07-31T15:29:44</meta:creation-date>
    <dc:creator>Allen Downey</dc:creator>
    <dc:date>2012-08-22T10:31:46</dc:date>
    <meta:printed-by>Allen Downey</meta:printed-by>
    <meta:print-date>2008-01-03T10:38:08</meta:print-date>
    <meta:editing-cycles>24</meta:editing-cycles>
    <meta:editing-duration>P1DT20H28M51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